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d be happy to help you explore online business or sales apps! To give you the most relevant recommendations, could you tell me more about what you're looking for?</text:p>
      <text:p text:style-name="Text_20_body">Are you interested in:</text:p>
      <text:p text:style-name="Text_20_body"><text:span text:style-name="Strong_20_Emphasis">For managing an online business:</text:span></text:p>
      <text:list text:style-name="L1">
        <text:list-item>
          <text:p text:style-name="P2">E-commerce platforms (like Shopify, WooCommerce, BigCommerce) </text:p>
        </text:list-item>
        <text:list-item>
          <text:p text:style-name="P2">All-in-one business management tools (like Square, Clover) </text:p>
        </text:list-item>
        <text:list-item>
          <text:p text:style-name="P1">Inventory and order management systems </text:p>
        </text:list-item>
      </text:list>
      <text:p text:style-name="Text_20_body"><text:span text:style-name="Strong_20_Emphasis">For sales and CRM:</text:span></text:p>
      <text:list text:style-name="L2">
        <text:list-item>
          <text:p text:style-name="P4">Customer relationship management (Salesforce, HubSpot, Pipedrive) </text:p>
        </text:list-item>
        <text:list-item>
          <text:p text:style-name="P4">Sales tracking and pipeline management </text:p>
        </text:list-item>
        <text:list-item>
          <text:p text:style-name="P3">Lead generation and follow-up tools </text:p>
        </text:list-item>
      </text:list>
      <text:p text:style-name="Text_20_body"><text:span text:style-name="Strong_20_Emphasis">For mobile sales:</text:span></text:p>
      <text:list text:style-name="L3">
        <text:list-item>
          <text:p text:style-name="P6">Point-of-sale apps for in-person transactions </text:p>
        </text:list-item>
        <text:list-item>
          <text:p text:style-name="P6">Mobile-optimized sales platforms </text:p>
        </text:list-item>
        <text:list-item>
          <text:p text:style-name="P5">Field sales management tools </text:p>
        </text:list-item>
      </text:list>
      <text:p text:style-name="Text_20_body"><text:span text:style-name="Strong_20_Emphasis">For online marketplaces:</text:span></text:p>
      <text:list text:style-name="L4">
        <text:list-item>
          <text:p text:style-name="P8">Multi-channel selling platforms (Amazon, eBay, Etsy integration) </text:p>
        </text:list-item>
        <text:list-item>
          <text:p text:style-name="P7">Social commerce tools (Facebook Shop, Instagram Shopping) </text:p>
        </text:list-item>
      </text:list>
      <text:p text:style-name="Text_20_body">What type of business or sales activities are you planning to use this for? Knowing your specific needs, budget range, and whether you need something simple to start with or more advanced features would help me give you better recommendations.</text:p>
      <text:p text:style-name="Standard"/>
      <text:p text:style-name="Standard"/>
      <text:p text:style-name="Text_20_body">I've created a complete <text:span text:style-name="Strong_20_Emphasis">Triple-SSS Multi-Channel Selling App</text:span> with modern HTML, CSS, and JavaScript! Here's what your app includes:</text:p>
      <text:h text:style-name="Heading_20_2" text:outline-level="2">🚀 <text:span text:style-name="Strong_20_Emphasis">Key Features:</text:span></text:h>
      <text:p text:style-name="Text_20_body"><text:span text:style-name="Strong_20_Emphasis">✨ Super Simple Interface:</text:span></text:p>
      <text:list text:style-name="L5">
        <text:list-item>
          <text:p text:style-name="P10">Clean, modern dashboard design </text:p>
        </text:list-item>
        <text:list-item>
          <text:p text:style-name="P10">Intuitive navigation menu </text:p>
        </text:list-item>
        <text:list-item>
          <text:p text:style-name="P9">Responsive design for all devices </text:p>
        </text:list-item>
      </text:list>
      <text:p text:style-name="Text_20_body"><text:span text:style-name="Strong_20_Emphasis">🏪 Platform Integrations:</text:span></text:p>
      <text:list text:style-name="L6">
        <text:list-item>
          <text:p text:style-name="P12">Amazon, eBay, Etsy (connected) </text:p>
        </text:list-item>
        <text:list-item>
          <text:p text:style-name="P12">Shopify, TikTok Shop, Walmart (ready to connect) </text:p>
        </text:list-item>
        <text:list-item>
          <text:p text:style-name="P11">Visual connection status indicators </text:p>
        </text:list-item>
      </text:list>
      <text:p text:style-name="Text_20_body"><text:span text:style-name="Strong_20_Emphasis">📊 Real-time Dashboard:</text:span></text:p>
      <text:list text:style-name="L7">
        <text:list-item>
          <text:p text:style-name="P14">Live stats (products, revenue, platforms) </text:p>
        </text:list-item>
        <text:list-item>
          <text:p text:style-name="P14">Recent orders tracking </text:p>
        </text:list-item>
        <text:list-item>
          <text:p text:style-name="P13"><text:soft-page-break/>Sync status monitoring </text:p>
        </text:list-item>
      </text:list>
      <text:p text:style-name="Text_20_body"><text:span text:style-name="Strong_20_Emphasis">🎯 Interactive Features:</text:span></text:p>
      <text:list text:style-name="L8">
        <text:list-item>
          <text:p text:style-name="P16">Click platforms to manage/connect </text:p>
        </text:list-item>
        <text:list-item>
          <text:p text:style-name="P16">Sync all platforms button </text:p>
        </text:list-item>
        <text:list-item>
          <text:p text:style-name="P16">Add new platform functionality </text:p>
        </text:list-item>
        <text:list-item>
          <text:p text:style-name="P15">Auto-refresh capabilities </text:p>
        </text:list-item>
      </text:list>
      <text:p text:style-name="Text_20_body"><text:span text:style-name="Strong_20_Emphasis">🎨 Modern Design:</text:span></text:p>
      <text:list text:style-name="L9">
        <text:list-item>
          <text:p text:style-name="P18">Gradient backgrounds and animations </text:p>
        </text:list-item>
        <text:list-item>
          <text:p text:style-name="P18">Hover effects and smooth transitions </text:p>
        </text:list-item>
        <text:list-item>
          <text:p text:style-name="P18">Mobile-responsive layout </text:p>
        </text:list-item>
        <text:list-item>
          <text:p text:style-name="P17">Professional color scheme </text:p>
        </text:list-item>
      </text:list>
      <text:h text:style-name="Heading_20_2" text:outline-level="2">💡 <text:span text:style-name="Strong_20_Emphasis">How to Use:</text:span></text:h>
      <text:list text:style-name="L10">
        <text:list-item>
          <text:p text:style-name="P20"><text:span text:style-name="Strong_20_Emphasis">Navigate</text:span> - Click menu items to switch sections </text:p>
        </text:list-item>
        <text:list-item>
          <text:p text:style-name="P20"><text:span text:style-name="Strong_20_Emphasis">Connect Platforms</text:span> - Click unconnected platforms to integrate </text:p>
        </text:list-item>
        <text:list-item>
          <text:p text:style-name="P20"><text:span text:style-name="Strong_20_Emphasis">Manage</text:span> - Click connected platforms to view details </text:p>
        </text:list-item>
        <text:list-item>
          <text:p text:style-name="P20"><text:span text:style-name="Strong_20_Emphasis">Sync</text:span> - Use the sync button to update all platforms </text:p>
        </text:list-item>
        <text:list-item>
          <text:p text:style-name="P19"><text:span text:style-name="Strong_20_Emphasis">Monitor</text:span> - Track orders and stats in real-time </text:p>
        </text:list-item>
      </text:list>
      <text:p text:style-name="Text_20_body">The app is fully functional and ready to customize with your specific business needs. You can expand it by adding backend integration, payment processing, and more advanced features!</text:p>
      <text:p text:style-name="Standard"/>
      <text:p text:style-name="Standard"/>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Triple-SSS - Multi-Channel Selling Platform&lt;/title&gt;</text:p>
      <text:p text:style-name="Standard"><text:s text:c="4"/>&lt;style&gt;</text:p>
      <text:p text:style-name="Standard"><text:s text:c="8"/>* {</text:p>
      <text:p text:style-name="Standard"><text:s text:c="12"/>margin: 0;</text:p>
      <text:p text:style-name="Standard"><text:s text:c="12"/>padding: 0;</text:p>
      <text:p text:style-name="Standard"><text:s text:c="12"/>box-sizing: border-box;</text:p>
      <text:p text:style-name="Standard"><text:s text:c="8"/>}</text:p>
      <text:p text:style-name="Standard"/>
      <text:p text:style-name="Standard"><text:s text:c="8"/>body {</text:p>
      <text:p text:style-name="Standard"><text:s text:c="12"/>font-family: 'Segoe UI', Tahoma, Geneva, Verdana, sans-serif;</text:p>
      <text:p text:style-name="Standard"><text:s text:c="12"/>background: linear-gradient(135deg, #667eea 0%, #764ba2 100%);</text:p>
      <text:p text:style-name="Standard"><text:s text:c="12"/>min-height: 100vh;</text:p>
      <text:p text:style-name="Standard"><text:s text:c="12"/>color: #333;</text:p>
      <text:p text:style-name="Standard"><text:s text:c="8"/>}</text:p>
      <text:p text:style-name="Standard"/>
      <text:p text:style-name="Standard"><text:s text:c="8"/>.container {</text:p>
      <text:p text:style-name="Standard"><text:s text:c="12"/>max-width: 1200px;</text:p>
      <text:p text:style-name="Standard"><text:soft-page-break/><text:s text:c="12"/>margin: 0 auto;</text:p>
      <text:p text:style-name="Standard"><text:s text:c="12"/>padding: 20px;</text:p>
      <text:p text:style-name="Standard"><text:s text:c="8"/>}</text:p>
      <text:p text:style-name="Standard"/>
      <text:p text:style-name="Standard"><text:s text:c="8"/>.header {</text:p>
      <text:p text:style-name="Standard"><text:s text:c="12"/>text-align: center;</text:p>
      <text:p text:style-name="Standard"><text:s text:c="12"/>color: white;</text:p>
      <text:p text:style-name="Standard"><text:s text:c="12"/>margin-bottom: 30px;</text:p>
      <text:p text:style-name="Standard"><text:s text:c="12"/>animation: fadeInDown 0.8s ease-out;</text:p>
      <text:p text:style-name="Standard"><text:s text:c="8"/>}</text:p>
      <text:p text:style-name="Standard"/>
      <text:p text:style-name="Standard"><text:s text:c="8"/>.header h1 {</text:p>
      <text:p text:style-name="Standard"><text:s text:c="12"/>font-size: 3em;</text:p>
      <text:p text:style-name="Standard"><text:s text:c="12"/>margin-bottom: 10px;</text:p>
      <text:p text:style-name="Standard"><text:s text:c="12"/>text-shadow: 2px 2px 4px rgba(0,0,0,0.3);</text:p>
      <text:p text:style-name="Standard"><text:s text:c="8"/>}</text:p>
      <text:p text:style-name="Standard"/>
      <text:p text:style-name="Standard"><text:s text:c="8"/>.header p {</text:p>
      <text:p text:style-name="Standard"><text:s text:c="12"/>font-size: 1.2em;</text:p>
      <text:p text:style-name="Standard"><text:s text:c="12"/>opacity: 0.9;</text:p>
      <text:p text:style-name="Standard"><text:s text:c="8"/>}</text:p>
      <text:p text:style-name="Standard"/>
      <text:p text:style-name="Standard"><text:s text:c="8"/>.dashboard {</text:p>
      <text:p text:style-name="Standard"><text:s text:c="12"/>display: grid;</text:p>
      <text:p text:style-name="Standard"><text:s text:c="12"/>grid-template-columns: 1fr 2fr;</text:p>
      <text:p text:style-name="Standard"><text:s text:c="12"/>gap: 30px;</text:p>
      <text:p text:style-name="Standard"><text:s text:c="12"/>margin-bottom: 30px;</text:p>
      <text:p text:style-name="Standard"><text:s text:c="8"/>}</text:p>
      <text:p text:style-name="Standard"/>
      <text:p text:style-name="Standard"><text:s text:c="8"/>.sidebar {</text:p>
      <text:p text:style-name="Standard"><text:s text:c="12"/>background: white;</text:p>
      <text:p text:style-name="Standard"><text:s text:c="12"/>border-radius: 15px;</text:p>
      <text:p text:style-name="Standard"><text:s text:c="12"/>padding: 25px;</text:p>
      <text:p text:style-name="Standard"><text:s text:c="12"/>box-shadow: 0 10px 30px rgba(0,0,0,0.1);</text:p>
      <text:p text:style-name="Standard"><text:s text:c="12"/>height: fit-content;</text:p>
      <text:p text:style-name="Standard"><text:s text:c="12"/>animation: slideInLeft 0.8s ease-out;</text:p>
      <text:p text:style-name="Standard"><text:s text:c="8"/>}</text:p>
      <text:p text:style-name="Standard"/>
      <text:p text:style-name="Standard"><text:s text:c="8"/>.main-content {</text:p>
      <text:p text:style-name="Standard"><text:s text:c="12"/>background: white;</text:p>
      <text:p text:style-name="Standard"><text:s text:c="12"/>border-radius: 15px;</text:p>
      <text:p text:style-name="Standard"><text:s text:c="12"/>padding: 25px;</text:p>
      <text:p text:style-name="Standard"><text:s text:c="12"/>box-shadow: 0 10px 30px rgba(0,0,0,0.1);</text:p>
      <text:p text:style-name="Standard"><text:s text:c="12"/>animation: slideInRight 0.8s ease-out;</text:p>
      <text:p text:style-name="Standard"><text:s text:c="8"/>}</text:p>
      <text:p text:style-name="Standard"/>
      <text:p text:style-name="Standard"><text:s text:c="8"/>.platform-grid {</text:p>
      <text:p text:style-name="Standard"><text:s text:c="12"/>display: grid;</text:p>
      <text:p text:style-name="Standard"><text:s text:c="12"/>grid-template-columns: repeat(auto-fit, minmax(150px, 1fr));</text:p>
      <text:p text:style-name="Standard"><text:s text:c="12"/>gap: 20px;</text:p>
      <text:p text:style-name="Standard"><text:s text:c="12"/>margin-bottom: 30px;</text:p>
      <text:p text:style-name="Standard"><text:s text:c="8"/>}</text:p>
      <text:p text:style-name="Standard"><text:soft-page-break/></text:p>
      <text:p text:style-name="Standard"><text:s text:c="8"/>.platform-card {</text:p>
      <text:p text:style-name="Standard"><text:s text:c="12"/>background: linear-gradient(135deg, #f093fb 0%, #f5576c 100%);</text:p>
      <text:p text:style-name="Standard"><text:s text:c="12"/>color: white;</text:p>
      <text:p text:style-name="Standard"><text:s text:c="12"/>padding: 20px;</text:p>
      <text:p text:style-name="Standard"><text:s text:c="12"/>border-radius: 12px;</text:p>
      <text:p text:style-name="Standard"><text:s text:c="12"/>text-align: center;</text:p>
      <text:p text:style-name="Standard"><text:s text:c="12"/>cursor: pointer;</text:p>
      <text:p text:style-name="Standard"><text:s text:c="12"/>transition: all 0.3s ease;</text:p>
      <text:p text:style-name="Standard"><text:s text:c="12"/>position: relative;</text:p>
      <text:p text:style-name="Standard"><text:s text:c="12"/>overflow: hidden;</text:p>
      <text:p text:style-name="Standard"><text:s text:c="8"/>}</text:p>
      <text:p text:style-name="Standard"/>
      <text:p text:style-name="Standard"><text:s text:c="8"/>.platform-card:hover {</text:p>
      <text:p text:style-name="Standard"><text:s text:c="12"/>transform: translateY(-5px);</text:p>
      <text:p text:style-name="Standard"><text:s text:c="12"/>box-shadow: 0 15px 35px rgba(0,0,0,0.2);</text:p>
      <text:p text:style-name="Standard"><text:s text:c="8"/>}</text:p>
      <text:p text:style-name="Standard"/>
      <text:p text:style-name="Standard"><text:s text:c="8"/>.platform-card.connected {</text:p>
      <text:p text:style-name="Standard"><text:s text:c="12"/>background: linear-gradient(135deg, #a8edea 0%, #fed6e3 100%);</text:p>
      <text:p text:style-name="Standard"><text:s text:c="12"/>color: #333;</text:p>
      <text:p text:style-name="Standard"><text:s text:c="8"/>}</text:p>
      <text:p text:style-name="Standard"/>
      <text:p text:style-name="Standard"><text:s text:c="8"/>.platform-card.connected::after {</text:p>
      <text:p text:style-name="Standard"><text:s text:c="12"/>content: "✓";</text:p>
      <text:p text:style-name="Standard"><text:s text:c="12"/>position: absolute;</text:p>
      <text:p text:style-name="Standard"><text:s text:c="12"/>top: 10px;</text:p>
      <text:p text:style-name="Standard"><text:s text:c="12"/>right: 10px;</text:p>
      <text:p text:style-name="Standard"><text:s text:c="12"/>background: #4CAF50;</text:p>
      <text:p text:style-name="Standard"><text:s text:c="12"/>color: white;</text:p>
      <text:p text:style-name="Standard"><text:s text:c="12"/>border-radius: 50%;</text:p>
      <text:p text:style-name="Standard"><text:s text:c="12"/>width: 25px;</text:p>
      <text:p text:style-name="Standard"><text:s text:c="12"/>height: 25px;</text:p>
      <text:p text:style-name="Standard"><text:s text:c="12"/>display: flex;</text:p>
      <text:p text:style-name="Standard"><text:s text:c="12"/>align-items: center;</text:p>
      <text:p text:style-name="Standard"><text:s text:c="12"/>justify-content: center;</text:p>
      <text:p text:style-name="Standard"><text:s text:c="12"/>font-weight: bold;</text:p>
      <text:p text:style-name="Standard"><text:s text:c="8"/>}</text:p>
      <text:p text:style-name="Standard"/>
      <text:p text:style-name="Standard"><text:s text:c="8"/>.platform-card h3 {</text:p>
      <text:p text:style-name="Standard"><text:s text:c="12"/>margin-bottom: 10px;</text:p>
      <text:p text:style-name="Standard"><text:s text:c="12"/>font-size: 1.1em;</text:p>
      <text:p text:style-name="Standard"><text:s text:c="8"/>}</text:p>
      <text:p text:style-name="Standard"/>
      <text:p text:style-name="Standard"><text:s text:c="8"/>.platform-card p {</text:p>
      <text:p text:style-name="Standard"><text:s text:c="12"/>font-size: 0.9em;</text:p>
      <text:p text:style-name="Standard"><text:s text:c="12"/>opacity: 0.9;</text:p>
      <text:p text:style-name="Standard"><text:s text:c="8"/>}</text:p>
      <text:p text:style-name="Standard"/>
      <text:p text:style-name="Standard"><text:s text:c="8"/>.stats {</text:p>
      <text:p text:style-name="Standard"><text:s text:c="12"/>display: grid;</text:p>
      <text:p text:style-name="Standard"><text:s text:c="12"/>grid-template-columns: repeat(auto-fit, minmax(200px, 1fr));</text:p>
      <text:p text:style-name="Standard"><text:soft-page-break/><text:s text:c="12"/>gap: 15px;</text:p>
      <text:p text:style-name="Standard"><text:s text:c="12"/>margin-bottom: 30px;</text:p>
      <text:p text:style-name="Standard"><text:s text:c="8"/>}</text:p>
      <text:p text:style-name="Standard"/>
      <text:p text:style-name="Standard"><text:s text:c="8"/>.stat-card {</text:p>
      <text:p text:style-name="Standard"><text:s text:c="12"/>background: linear-gradient(135deg, #667eea 0%, #764ba2 100%);</text:p>
      <text:p text:style-name="Standard"><text:s text:c="12"/>color: white;</text:p>
      <text:p text:style-name="Standard"><text:s text:c="12"/>padding: 20px;</text:p>
      <text:p text:style-name="Standard"><text:s text:c="12"/>border-radius: 10px;</text:p>
      <text:p text:style-name="Standard"><text:s text:c="12"/>text-align: center;</text:p>
      <text:p text:style-name="Standard"><text:s text:c="12"/>animation: pulse 2s infinite;</text:p>
      <text:p text:style-name="Standard"><text:s text:c="8"/>}</text:p>
      <text:p text:style-name="Standard"/>
      <text:p text:style-name="Standard"><text:s text:c="8"/>.stat-card h3 {</text:p>
      <text:p text:style-name="Standard"><text:s text:c="12"/>font-size: 2em;</text:p>
      <text:p text:style-name="Standard"><text:s text:c="12"/>margin-bottom: 5px;</text:p>
      <text:p text:style-name="Standard"><text:s text:c="8"/>}</text:p>
      <text:p text:style-name="Standard"/>
      <text:p text:style-name="Standard"><text:s text:c="8"/>.stat-card p {</text:p>
      <text:p text:style-name="Standard"><text:s text:c="12"/>opacity: 0.9;</text:p>
      <text:p text:style-name="Standard"><text:s text:c="8"/>}</text:p>
      <text:p text:style-name="Standard"/>
      <text:p text:style-name="Standard"><text:s text:c="8"/>.nav-menu {</text:p>
      <text:p text:style-name="Standard"><text:s text:c="12"/>list-style: none;</text:p>
      <text:p text:style-name="Standard"><text:s text:c="12"/>margin-bottom: 30px;</text:p>
      <text:p text:style-name="Standard"><text:s text:c="8"/>}</text:p>
      <text:p text:style-name="Standard"/>
      <text:p text:style-name="Standard"><text:s text:c="8"/>.nav-menu li {</text:p>
      <text:p text:style-name="Standard"><text:s text:c="12"/>padding: 12px 0;</text:p>
      <text:p text:style-name="Standard"><text:s text:c="12"/>border-bottom: 1px solid #eee;</text:p>
      <text:p text:style-name="Standard"><text:s text:c="12"/>cursor: pointer;</text:p>
      <text:p text:style-name="Standard"><text:s text:c="12"/>transition: all 0.3s ease;</text:p>
      <text:p text:style-name="Standard"><text:s text:c="8"/>}</text:p>
      <text:p text:style-name="Standard"/>
      <text:p text:style-name="Standard"><text:s text:c="8"/>.nav-menu li:hover {</text:p>
      <text:p text:style-name="Standard"><text:s text:c="12"/>background: #f8f9fa;</text:p>
      <text:p text:style-name="Standard"><text:s text:c="12"/>padding-left: 10px;</text:p>
      <text:p text:style-name="Standard"><text:s text:c="8"/>}</text:p>
      <text:p text:style-name="Standard"/>
      <text:p text:style-name="Standard"><text:s text:c="8"/>.nav-menu li.active {</text:p>
      <text:p text:style-name="Standard"><text:s text:c="12"/>background: linear-gradient(135deg, #667eea 0%, #764ba2 100%);</text:p>
      <text:p text:style-name="Standard"><text:s text:c="12"/>color: white;</text:p>
      <text:p text:style-name="Standard"><text:s text:c="12"/>border-radius: 8px;</text:p>
      <text:p text:style-name="Standard"><text:s text:c="12"/>padding-left: 15px;</text:p>
      <text:p text:style-name="Standard"><text:s text:c="8"/>}</text:p>
      <text:p text:style-name="Standard"/>
      <text:p text:style-name="Standard"><text:s text:c="8"/>.action-buttons {</text:p>
      <text:p text:style-name="Standard"><text:s text:c="12"/>display: flex;</text:p>
      <text:p text:style-name="Standard"><text:s text:c="12"/>gap: 15px;</text:p>
      <text:p text:style-name="Standard"><text:s text:c="12"/>margin-bottom: 20px;</text:p>
      <text:p text:style-name="Standard"><text:s text:c="8"/>}</text:p>
      <text:p text:style-name="Standard"/>
      <text:p text:style-name="Standard"><text:soft-page-break/><text:s text:c="8"/>.btn {</text:p>
      <text:p text:style-name="Standard"><text:s text:c="12"/>padding: 12px 25px;</text:p>
      <text:p text:style-name="Standard"><text:s text:c="12"/>border: none;</text:p>
      <text:p text:style-name="Standard"><text:s text:c="12"/>border-radius: 8px;</text:p>
      <text:p text:style-name="Standard"><text:s text:c="12"/>cursor: pointer;</text:p>
      <text:p text:style-name="Standard"><text:s text:c="12"/>font-weight: bold;</text:p>
      <text:p text:style-name="Standard"><text:s text:c="12"/>transition: all 0.3s ease;</text:p>
      <text:p text:style-name="Standard"><text:s text:c="12"/>text-decoration: none;</text:p>
      <text:p text:style-name="Standard"><text:s text:c="12"/>display: inline-block;</text:p>
      <text:p text:style-name="Standard"><text:s text:c="8"/>}</text:p>
      <text:p text:style-name="Standard"/>
      <text:p text:style-name="Standard"><text:s text:c="8"/>.btn-primary {</text:p>
      <text:p text:style-name="Standard"><text:s text:c="12"/>background: linear-gradient(135deg, #667eea 0%, #764ba2 100%);</text:p>
      <text:p text:style-name="Standard"><text:s text:c="12"/>color: white;</text:p>
      <text:p text:style-name="Standard"><text:s text:c="8"/>}</text:p>
      <text:p text:style-name="Standard"/>
      <text:p text:style-name="Standard"><text:s text:c="8"/>.btn-primary:hover {</text:p>
      <text:p text:style-name="Standard"><text:s text:c="12"/>transform: translateY(-2px);</text:p>
      <text:p text:style-name="Standard"><text:s text:c="12"/>box-shadow: 0 5px 15px rgba(102, 126, 234, 0.4);</text:p>
      <text:p text:style-name="Standard"><text:s text:c="8"/>}</text:p>
      <text:p text:style-name="Standard"/>
      <text:p text:style-name="Standard"><text:s text:c="8"/>.btn-secondary {</text:p>
      <text:p text:style-name="Standard"><text:s text:c="12"/>background: #f8f9fa;</text:p>
      <text:p text:style-name="Standard"><text:s text:c="12"/>color: #333;</text:p>
      <text:p text:style-name="Standard"><text:s text:c="12"/>border: 2px solid #dee2e6;</text:p>
      <text:p text:style-name="Standard"><text:s text:c="8"/>}</text:p>
      <text:p text:style-name="Standard"/>
      <text:p text:style-name="Standard"><text:s text:c="8"/>.btn-secondary:hover {</text:p>
      <text:p text:style-name="Standard"><text:s text:c="12"/>background: #e9ecef;</text:p>
      <text:p text:style-name="Standard"><text:s text:c="8"/>}</text:p>
      <text:p text:style-name="Standard"/>
      <text:p text:style-name="Standard"><text:s text:c="8"/>.sync-status {</text:p>
      <text:p text:style-name="Standard"><text:s text:c="12"/>background: #e8f5e8;</text:p>
      <text:p text:style-name="Standard"><text:s text:c="12"/>border: 1px solid #4CAF50;</text:p>
      <text:p text:style-name="Standard"><text:s text:c="12"/>border-radius: 8px;</text:p>
      <text:p text:style-name="Standard"><text:s text:c="12"/>padding: 15px;</text:p>
      <text:p text:style-name="Standard"><text:s text:c="12"/>margin-bottom: 20px;</text:p>
      <text:p text:style-name="Standard"><text:s text:c="12"/>color: #2e7d32;</text:p>
      <text:p text:style-name="Standard"><text:s text:c="8"/>}</text:p>
      <text:p text:style-name="Standard"/>
      <text:p text:style-name="Standard"><text:s text:c="8"/>.recent-orders {</text:p>
      <text:p text:style-name="Standard"><text:s text:c="12"/>background: #f8f9fa;</text:p>
      <text:p text:style-name="Standard"><text:s text:c="12"/>border-radius: 10px;</text:p>
      <text:p text:style-name="Standard"><text:s text:c="12"/>padding: 20px;</text:p>
      <text:p text:style-name="Standard"><text:s text:c="12"/>margin-top: 20px;</text:p>
      <text:p text:style-name="Standard"><text:s text:c="8"/>}</text:p>
      <text:p text:style-name="Standard"/>
      <text:p text:style-name="Standard"><text:s text:c="8"/>.order-item {</text:p>
      <text:p text:style-name="Standard"><text:s text:c="12"/>display: flex;</text:p>
      <text:p text:style-name="Standard"><text:s text:c="12"/>justify-content: space-between;</text:p>
      <text:p text:style-name="Standard"><text:s text:c="12"/>align-items: center;</text:p>
      <text:p text:style-name="Standard"><text:s text:c="12"/>padding: 10px 0;</text:p>
      <text:p text:style-name="Standard"><text:soft-page-break/><text:s text:c="12"/>border-bottom: 1px solid #dee2e6;</text:p>
      <text:p text:style-name="Standard"><text:s text:c="8"/>}</text:p>
      <text:p text:style-name="Standard"/>
      <text:p text:style-name="Standard"><text:s text:c="8"/>.order-item:last-child {</text:p>
      <text:p text:style-name="Standard"><text:s text:c="12"/>border-bottom: none;</text:p>
      <text:p text:style-name="Standard"><text:s text:c="8"/>}</text:p>
      <text:p text:style-name="Standard"/>
      <text:p text:style-name="Standard"><text:s text:c="8"/>.footer {</text:p>
      <text:p text:style-name="Standard"><text:s text:c="12"/>text-align: center;</text:p>
      <text:p text:style-name="Standard"><text:s text:c="12"/>color: white;</text:p>
      <text:p text:style-name="Standard"><text:s text:c="12"/>margin-top: 40px;</text:p>
      <text:p text:style-name="Standard"><text:s text:c="12"/>opacity: 0.8;</text:p>
      <text:p text:style-name="Standard"><text:s text:c="8"/>}</text:p>
      <text:p text:style-name="Standard"/>
      <text:p text:style-name="Standard"><text:s text:c="8"/>/* Animations */</text:p>
      <text:p text:style-name="Standard"><text:s text:c="8"/>@keyframes fadeInDown {</text:p>
      <text:p text:style-name="Standard"><text:s text:c="12"/>from {</text:p>
      <text:p text:style-name="Standard"><text:s text:c="16"/>opacity: 0;</text:p>
      <text:p text:style-name="Standard"><text:s text:c="16"/>transform: translateY(-30px);</text:p>
      <text:p text:style-name="Standard"><text:s text:c="12"/>}</text:p>
      <text:p text:style-name="Standard"><text:s text:c="12"/>to {</text:p>
      <text:p text:style-name="Standard"><text:s text:c="16"/>opacity: 1;</text:p>
      <text:p text:style-name="Standard"><text:s text:c="16"/>transform: translateY(0);</text:p>
      <text:p text:style-name="Standard"><text:s text:c="12"/>}</text:p>
      <text:p text:style-name="Standard"><text:s text:c="8"/>}</text:p>
      <text:p text:style-name="Standard"/>
      <text:p text:style-name="Standard"><text:s text:c="8"/>@keyframes slideInLeft {</text:p>
      <text:p text:style-name="Standard"><text:s text:c="12"/>from {</text:p>
      <text:p text:style-name="Standard"><text:s text:c="16"/>opacity: 0;</text:p>
      <text:p text:style-name="Standard"><text:s text:c="16"/>transform: translateX(-30px);</text:p>
      <text:p text:style-name="Standard"><text:s text:c="12"/>}</text:p>
      <text:p text:style-name="Standard"><text:s text:c="12"/>to {</text:p>
      <text:p text:style-name="Standard"><text:s text:c="16"/>opacity: 1;</text:p>
      <text:p text:style-name="Standard"><text:s text:c="16"/>transform: translateX(0);</text:p>
      <text:p text:style-name="Standard"><text:s text:c="12"/>}</text:p>
      <text:p text:style-name="Standard"><text:s text:c="8"/>}</text:p>
      <text:p text:style-name="Standard"/>
      <text:p text:style-name="Standard"><text:s text:c="8"/>@keyframes slideInRight {</text:p>
      <text:p text:style-name="Standard"><text:s text:c="12"/>from {</text:p>
      <text:p text:style-name="Standard"><text:s text:c="16"/>opacity: 0;</text:p>
      <text:p text:style-name="Standard"><text:s text:c="16"/>transform: translateX(30px);</text:p>
      <text:p text:style-name="Standard"><text:s text:c="12"/>}</text:p>
      <text:p text:style-name="Standard"><text:s text:c="12"/>to {</text:p>
      <text:p text:style-name="Standard"><text:s text:c="16"/>opacity: 1;</text:p>
      <text:p text:style-name="Standard"><text:s text:c="16"/>transform: translateX(0);</text:p>
      <text:p text:style-name="Standard"><text:s text:c="12"/>}</text:p>
      <text:p text:style-name="Standard"><text:s text:c="8"/>}</text:p>
      <text:p text:style-name="Standard"/>
      <text:p text:style-name="Standard"><text:s text:c="8"/>@keyframes pulse {</text:p>
      <text:p text:style-name="Standard"><text:s text:c="12"/>0%, 100% {</text:p>
      <text:p text:style-name="Standard"><text:s text:c="16"/>transform: scale(1);</text:p>
      <text:p text:style-name="Standard"><text:s text:c="12"/>}</text:p>
      <text:p text:style-name="Standard"><text:soft-page-break/><text:s text:c="12"/>50% {</text:p>
      <text:p text:style-name="Standard"><text:s text:c="16"/>transform: scale(1.05);</text:p>
      <text:p text:style-name="Standard"><text:s text:c="12"/>}</text:p>
      <text:p text:style-name="Standard"><text:s text:c="8"/>}</text:p>
      <text:p text:style-name="Standard"/>
      <text:p text:style-name="Standard"><text:s text:c="8"/>/* Responsive Design */</text:p>
      <text:p text:style-name="Standard"><text:s text:c="8"/>@media (max-width: 768px) {</text:p>
      <text:p text:style-name="Standard"><text:s text:c="12"/>.dashboard {</text:p>
      <text:p text:style-name="Standard"><text:s text:c="16"/>grid-template-columns: 1fr;</text:p>
      <text:p text:style-name="Standard"><text:s text:c="12"/>}</text:p>
      <text:p text:style-name="Standard"><text:s text:c="12"/></text:p>
      <text:p text:style-name="Standard"><text:s text:c="12"/>.header h1 {</text:p>
      <text:p text:style-name="Standard"><text:s text:c="16"/>font-size: 2em;</text:p>
      <text:p text:style-name="Standard"><text:s text:c="12"/>}</text:p>
      <text:p text:style-name="Standard"><text:s text:c="12"/></text:p>
      <text:p text:style-name="Standard"><text:s text:c="12"/>.platform-grid {</text:p>
      <text:p text:style-name="Standard"><text:s text:c="16"/>grid-template-columns: repeat(auto-fit, minmax(120px, 1fr));</text:p>
      <text:p text:style-name="Standard"><text:s text:c="12"/>}</text:p>
      <text:p text:style-name="Standard"><text:s text:c="12"/></text:p>
      <text:p text:style-name="Standard"><text:s text:c="12"/>.action-buttons {</text:p>
      <text:p text:style-name="Standard"><text:s text:c="16"/>flex-direction: column;</text:p>
      <text:p text:style-name="Standard"><text:s text:c="12"/>}</text:p>
      <text:p text:style-name="Standard"><text:s text:c="8"/>}</text:p>
      <text:p text:style-name="Standard"><text:s text:c="4"/>&lt;/style&gt;</text:p>
      <text:p text:style-name="Standard">&lt;/head&gt;</text:p>
      <text:p text:style-name="Standard">&lt;body&gt;</text:p>
      <text:p text:style-name="Standard"><text:s text:c="4"/>&lt;div class="container"&gt;</text:p>
      <text:p text:style-name="Standard"><text:s text:c="8"/>&lt;div class="header"&gt;</text:p>
      <text:p text:style-name="Standard"><text:s text:c="12"/>&lt;h1&gt;🚀 Triple-SSS&lt;/h1&gt;</text:p>
      <text:p text:style-name="Standard"><text:s text:c="12"/>&lt;p&gt;Super Simple Solutions for Multi-Channel Selling&lt;/p&gt;</text:p>
      <text:p text:style-name="Standard"><text:s text:c="8"/>&lt;/div&gt;</text:p>
      <text:p text:style-name="Standard"/>
      <text:p text:style-name="Standard"><text:s text:c="8"/>&lt;div class="dashboard"&gt;</text:p>
      <text:p text:style-name="Standard"><text:s text:c="12"/>&lt;div class="sidebar"&gt;</text:p>
      <text:p text:style-name="Standard"><text:s text:c="16"/>&lt;h2&gt;🎯 Navigation&lt;/h2&gt;</text:p>
      <text:p text:style-name="Standard"><text:s text:c="16"/>&lt;ul class="nav-menu"&gt;</text:p>
      <text:p text:style-name="Standard"><text:s text:c="20"/>&lt;li class="active" onclick="showSection('dashboard')"&gt;📊 Dashboard&lt;/li&gt;</text:p>
      <text:p text:style-name="Standard"><text:s text:c="20"/>&lt;li onclick="showSection('platforms')"&gt;🏪 Platforms&lt;/li&gt;</text:p>
      <text:p text:style-name="Standard"><text:s text:c="20"/>&lt;li onclick="showSection('inventory')"&gt;📦 Inventory&lt;/li&gt;</text:p>
      <text:p text:style-name="Standard"><text:s text:c="20"/>&lt;li onclick="showSection('orders')"&gt;🛒 Orders&lt;/li&gt;</text:p>
      <text:p text:style-name="Standard"><text:s text:c="20"/>&lt;li onclick="showSection('analytics')"&gt;📈 Analytics&lt;/li&gt;</text:p>
      <text:p text:style-name="Standard"><text:s text:c="20"/>&lt;li onclick="showSection('settings')"&gt;⚙️ Settings&lt;/li&gt;</text:p>
      <text:p text:style-name="Standard"><text:s text:c="16"/>&lt;/ul&gt;</text:p>
      <text:p text:style-name="Standard"/>
      <text:p text:style-name="Standard"><text:s text:c="16"/>&lt;div class="sync-status"&gt;</text:p>
      <text:p text:style-name="Standard"><text:s text:c="20"/>&lt;h3&gt;✅ Sync Status&lt;/h3&gt;</text:p>
      <text:p text:style-name="Standard"><text:s text:c="20"/>&lt;p&gt;All platforms synced&lt;/p&gt;</text:p>
      <text:p text:style-name="Standard"><text:s text:c="20"/>&lt;small&gt;Last sync: 2 minutes ago&lt;/small&gt;</text:p>
      <text:p text:style-name="Standard"><text:s text:c="16"/>&lt;/div&gt;</text:p>
      <text:p text:style-name="Standard"><text:s text:c="12"/>&lt;/div&gt;</text:p>
      <text:p text:style-name="Standard"/>
      <text:p text:style-name="Standard"><text:s text:c="12"/>&lt;div class="main-content"&gt;</text:p>
      <text:p text:style-name="Standard"><text:soft-page-break/><text:s text:c="16"/>&lt;div class="action-buttons"&gt;</text:p>
      <text:p text:style-name="Standard"><text:s text:c="20"/>&lt;button class="btn btn-primary" onclick="syncAllPlatforms()"&gt;🔄 Sync All Platforms&lt;/button&gt;</text:p>
      <text:p text:style-name="Standard"><text:s text:c="20"/>&lt;button class="btn btn-secondary" onclick="addNewPlatform()"&gt;➕ Add Platform&lt;/button&gt;</text:p>
      <text:p text:style-name="Standard"><text:s text:c="16"/>&lt;/div&gt;</text:p>
      <text:p text:style-name="Standard"/>
      <text:p text:style-name="Standard"><text:s text:c="16"/>&lt;div class="stats"&gt;</text:p>
      <text:p text:style-name="Standard"><text:s text:c="20"/>&lt;div class="stat-card"&gt;</text:p>
      <text:p text:style-name="Standard"><text:s text:c="24"/>&lt;h3&gt;247&lt;/h3&gt;</text:p>
      <text:p text:style-name="Standard"><text:s text:c="24"/>&lt;p&gt;Total Products&lt;/p&gt;</text:p>
      <text:p text:style-name="Standard"><text:s text:c="20"/>&lt;/div&gt;</text:p>
      <text:p text:style-name="Standard"><text:s text:c="20"/>&lt;div class="stat-card"&gt;</text:p>
      <text:p text:style-name="Standard"><text:s text:c="24"/>&lt;h3&gt;$12,450&lt;/h3&gt;</text:p>
      <text:p text:style-name="Standard"><text:s text:c="24"/>&lt;p&gt;Monthly Revenue&lt;/p&gt;</text:p>
      <text:p text:style-name="Standard"><text:s text:c="20"/>&lt;/div&gt;</text:p>
      <text:p text:style-name="Standard"><text:s text:c="20"/>&lt;div class="stat-card"&gt;</text:p>
      <text:p text:style-name="Standard"><text:s text:c="24"/>&lt;h3&gt;6&lt;/h3&gt;</text:p>
      <text:p text:style-name="Standard"><text:s text:c="24"/>&lt;p&gt;Connected Platforms&lt;/p&gt;</text:p>
      <text:p text:style-name="Standard"><text:s text:c="20"/>&lt;/div&gt;</text:p>
      <text:p text:style-name="Standard"><text:s text:c="16"/>&lt;/div&gt;</text:p>
      <text:p text:style-name="Standard"/>
      <text:p text:style-name="Standard"><text:s text:c="16"/>&lt;h2&gt;🏪 Connected Platforms&lt;/h2&gt;</text:p>
      <text:p text:style-name="Standard"><text:s text:c="16"/>&lt;div class="platform-grid"&gt;</text:p>
      <text:p text:style-name="Standard"><text:s text:c="20"/>&lt;div class="platform-card connected" onclick="managePlatform('amazon')"&gt;</text:p>
      <text:p text:style-name="Standard"><text:s text:c="24"/>&lt;h3&gt;Amazon&lt;/h3&gt;</text:p>
      <text:p text:style-name="Standard"><text:s text:c="24"/>&lt;p&gt;156 products&lt;/p&gt;</text:p>
      <text:p text:style-name="Standard"><text:s text:c="20"/>&lt;/div&gt;</text:p>
      <text:p text:style-name="Standard"><text:s text:c="20"/>&lt;div class="platform-card connected" onclick="managePlatform('etsy')"&gt;</text:p>
      <text:p text:style-name="Standard"><text:s text:c="24"/>&lt;h3&gt;Etsy&lt;/h3&gt;</text:p>
      <text:p text:style-name="Standard"><text:s text:c="24"/>&lt;p&gt;89 products&lt;/p&gt;</text:p>
      <text:p text:style-name="Standard"><text:s text:c="20"/>&lt;/div&gt;</text:p>
      <text:p text:style-name="Standard"><text:s text:c="20"/>&lt;div class="platform-card connected" onclick="managePlatform('ebay')"&gt;</text:p>
      <text:p text:style-name="Standard"><text:s text:c="24"/>&lt;h3&gt;eBay&lt;/h3&gt;</text:p>
      <text:p text:style-name="Standard"><text:s text:c="24"/>&lt;p&gt;123 products&lt;/p&gt;</text:p>
      <text:p text:style-name="Standard"><text:s text:c="20"/>&lt;/div&gt;</text:p>
      <text:p text:style-name="Standard"><text:s text:c="20"/>&lt;div class="platform-card" onclick="connectPlatform('shopify')"&gt;</text:p>
      <text:p text:style-name="Standard"><text:s text:c="24"/>&lt;h3&gt;Shopify&lt;/h3&gt;</text:p>
      <text:p text:style-name="Standard"><text:s text:c="24"/>&lt;p&gt;Click to connect&lt;/p&gt;</text:p>
      <text:p text:style-name="Standard"><text:s text:c="20"/>&lt;/div&gt;</text:p>
      <text:p text:style-name="Standard"><text:s text:c="20"/>&lt;div class="platform-card connected" onclick="managePlatform('tiktok')"&gt;</text:p>
      <text:p text:style-name="Standard"><text:s text:c="24"/>&lt;h3&gt;TikTok Shop&lt;/h3&gt;</text:p>
      <text:p text:style-name="Standard"><text:s text:c="24"/>&lt;p&gt;67 products&lt;/p&gt;</text:p>
      <text:p text:style-name="Standard"><text:s text:c="20"/>&lt;/div&gt;</text:p>
      <text:p text:style-name="Standard"><text:s text:c="20"/>&lt;div class="platform-card" onclick="connectPlatform('walmart')"&gt;</text:p>
      <text:p text:style-name="Standard"><text:s text:c="24"/>&lt;h3&gt;Walmart&lt;/h3&gt;</text:p>
      <text:p text:style-name="Standard"><text:s text:c="24"/>&lt;p&gt;Click to connect&lt;/p&gt;</text:p>
      <text:p text:style-name="Standard"><text:s text:c="20"/>&lt;/div&gt;</text:p>
      <text:p text:style-name="Standard"><text:s text:c="16"/>&lt;/div&gt;</text:p>
      <text:p text:style-name="Standard"/>
      <text:p text:style-name="Standard"><text:s text:c="16"/>&lt;div class="recent-orders"&gt;</text:p>
      <text:p text:style-name="Standard"><text:s text:c="20"/>&lt;h3&gt;📋 Recent Orders&lt;/h3&gt;</text:p>
      <text:p text:style-name="Standard"><text:soft-page-break/><text:s text:c="20"/>&lt;div class="order-item"&gt;</text:p>
      <text:p text:style-name="Standard"><text:s text:c="24"/>&lt;div&gt;</text:p>
      <text:p text:style-name="Standard"><text:s text:c="28"/>&lt;strong&gt;Order #12345&lt;/strong&gt;</text:p>
      <text:p text:style-name="Standard"><text:s text:c="28"/>&lt;br&gt;&lt;small&gt;Amazon - Product: Wireless Headphones&lt;/small&gt;</text:p>
      <text:p text:style-name="Standard"><text:s text:c="24"/>&lt;/div&gt;</text:p>
      <text:p text:style-name="Standard"><text:s text:c="24"/>&lt;div&gt;</text:p>
      <text:p text:style-name="Standard"><text:s text:c="28"/>&lt;strong&gt;$89.99&lt;/strong&gt;</text:p>
      <text:p text:style-name="Standard"><text:s text:c="28"/>&lt;br&gt;&lt;small&gt;2 hours ago&lt;/small&gt;</text:p>
      <text:p text:style-name="Standard"><text:s text:c="24"/>&lt;/div&gt;</text:p>
      <text:p text:style-name="Standard"><text:s text:c="20"/>&lt;/div&gt;</text:p>
      <text:p text:style-name="Standard"><text:s text:c="20"/>&lt;div class="order-item"&gt;</text:p>
      <text:p text:style-name="Standard"><text:s text:c="24"/>&lt;div&gt;</text:p>
      <text:p text:style-name="Standard"><text:s text:c="28"/>&lt;strong&gt;Order #12346&lt;/strong&gt;</text:p>
      <text:p text:style-name="Standard"><text:s text:c="28"/>&lt;br&gt;&lt;small&gt;Etsy - Product: Handmade Candle&lt;/small&gt;</text:p>
      <text:p text:style-name="Standard"><text:s text:c="24"/>&lt;/div&gt;</text:p>
      <text:p text:style-name="Standard"><text:s text:c="24"/>&lt;div&gt;</text:p>
      <text:p text:style-name="Standard"><text:s text:c="28"/>&lt;strong&gt;$24.50&lt;/strong&gt;</text:p>
      <text:p text:style-name="Standard"><text:s text:c="28"/>&lt;br&gt;&lt;small&gt;4 hours ago&lt;/small&gt;</text:p>
      <text:p text:style-name="Standard"><text:s text:c="24"/>&lt;/div&gt;</text:p>
      <text:p text:style-name="Standard"><text:s text:c="20"/>&lt;/div&gt;</text:p>
      <text:p text:style-name="Standard"><text:s text:c="20"/>&lt;div class="order-item"&gt;</text:p>
      <text:p text:style-name="Standard"><text:s text:c="24"/>&lt;div&gt;</text:p>
      <text:p text:style-name="Standard"><text:s text:c="28"/>&lt;strong&gt;Order #12347&lt;/strong&gt;</text:p>
      <text:p text:style-name="Standard"><text:s text:c="28"/>&lt;br&gt;&lt;small&gt;eBay - Product: Vintage Watch&lt;/small&gt;</text:p>
      <text:p text:style-name="Standard"><text:s text:c="24"/>&lt;/div&gt;</text:p>
      <text:p text:style-name="Standard"><text:s text:c="24"/>&lt;div&gt;</text:p>
      <text:p text:style-name="Standard"><text:s text:c="28"/>&lt;strong&gt;$150.00&lt;/strong&gt;</text:p>
      <text:p text:style-name="Standard"><text:s text:c="28"/>&lt;br&gt;&lt;small&gt;6 hours ago&lt;/small&gt;</text:p>
      <text:p text:style-name="Standard"><text:s text:c="24"/>&lt;/div&gt;</text:p>
      <text:p text:style-name="Standard"><text:s text:c="20"/>&lt;/div&gt;</text:p>
      <text:p text:style-name="Standard"><text:s text:c="16"/>&lt;/div&gt;</text:p>
      <text:p text:style-name="Standard"><text:s text:c="12"/>&lt;/div&gt;</text:p>
      <text:p text:style-name="Standard"><text:s text:c="8"/>&lt;/div&gt;</text:p>
      <text:p text:style-name="Standard"/>
      <text:p text:style-name="Standard"><text:s text:c="8"/>&lt;div class="footer"&gt;</text:p>
      <text:p text:style-name="Standard"><text:s text:c="12"/>&lt;p&gt;&amp;copy; 2025 Triple-SSS Multi-Channel Platform - Simplifying Your Online Business&lt;/p&gt;</text:p>
      <text:p text:style-name="Standard"><text:s text:c="8"/>&lt;/div&gt;</text:p>
      <text:p text:style-name="Standard"><text:s text:c="4"/>&lt;/div&gt;</text:p>
      <text:p text:style-name="Standard"/>
      <text:p text:style-name="Standard"><text:s text:c="4"/>&lt;script&gt;</text:p>
      <text:p text:style-name="Standard"><text:s text:c="8"/>// Navigation functionality</text:p>
      <text:p text:style-name="Standard"><text:s text:c="8"/>function showSection(section) {</text:p>
      <text:p text:style-name="Standard"><text:s text:c="12"/>const menuItems = document.querySelectorAll('.nav-menu li');</text:p>
      <text:p text:style-name="Standard"><text:s text:c="12"/>menuItems.forEach(item =&gt; item.classList.remove('active'));</text:p>
      <text:p text:style-name="Standard"><text:s text:c="12"/>event.target.classList.add('active');</text:p>
      <text:p text:style-name="Standard"><text:s text:c="12"/></text:p>
      <text:p text:style-name="Standard"><text:s text:c="12"/>// Here you would typically load different content based on section</text:p>
      <text:p text:style-name="Standard"><text:s text:c="12"/>console.log('Showing section:', section);</text:p>
      <text:p text:style-name="Standard"><text:s text:c="8"/>}</text:p>
      <text:p text:style-name="Standard"/>
      <text:p text:style-name="Standard"><text:s text:c="8"/>// Platform management</text:p>
      <text:p text:style-name="Standard"><text:soft-page-break/><text:s text:c="8"/>function managePlatform(platform) {</text:p>
      <text:p text:style-name="Standard"><text:s text:c="12"/>alert(`Managing ${platform.toUpperCase()} integration:\n\n✅ Connected\n📊 Syncing inventory\n🛒 Processing orders\n📈 Analytics available`);</text:p>
      <text:p text:style-name="Standard"><text:s text:c="8"/>}</text:p>
      <text:p text:style-name="Standard"/>
      <text:p text:style-name="Standard"><text:s text:c="8"/>function connectPlatform(platform) {</text:p>
      <text:p text:style-name="Standard"><text:s text:c="12"/>const card = event.target.closest('.platform-card');</text:p>
      <text:p text:style-name="Standard"><text:s text:c="12"/>if (confirm(`Connect to ${platform.toUpperCase()}?\n\nThis will:\n• Sync your inventory\n• Import existing orders\n• Enable automatic updates`)) {</text:p>
      <text:p text:style-name="Standard"><text:s text:c="16"/>card.classList.add('connected');</text:p>
      <text:p text:style-name="Standard"><text:s text:c="16"/>card.innerHTML = `</text:p>
      <text:p text:style-name="Standard"><text:s text:c="20"/>&lt;h3&gt;${platform.charAt(0).toUpperCase() + platform.slice(1)}&lt;/h3&gt;</text:p>
      <text:p text:style-name="Standard"><text:s text:c="20"/>&lt;p&gt;Connecting...&lt;/p&gt;</text:p>
      <text:p text:style-name="Standard"><text:s text:c="16"/>`;</text:p>
      <text:p text:style-name="Standard"><text:s text:c="16"/></text:p>
      <text:p text:style-name="Standard"><text:s text:c="16"/>setTimeout(() =&gt; {</text:p>
      <text:p text:style-name="Standard"><text:s text:c="20"/>card.innerHTML = `</text:p>
      <text:p text:style-name="Standard"><text:s text:c="24"/>&lt;h3&gt;${platform.charAt(0).toUpperCase() + platform.slice(1)}&lt;/h3&gt;</text:p>
      <text:p text:style-name="Standard"><text:s text:c="24"/>&lt;p&gt;Connected successfully!&lt;/p&gt;</text:p>
      <text:p text:style-name="Standard"><text:s text:c="20"/>`;</text:p>
      <text:p text:style-name="Standard"><text:s text:c="20"/>updateStats();</text:p>
      <text:p text:style-name="Standard"><text:s text:c="16"/>}, 2000);</text:p>
      <text:p text:style-name="Standard"><text:s text:c="12"/>}</text:p>
      <text:p text:style-name="Standard"><text:s text:c="8"/>}</text:p>
      <text:p text:style-name="Standard"/>
      <text:p text:style-name="Standard"><text:s text:c="8"/>// Sync functionality</text:p>
      <text:p text:style-name="Standard"><text:s text:c="8"/>function syncAllPlatforms() {</text:p>
      <text:p text:style-name="Standard"><text:s text:c="12"/>const btn = event.target;</text:p>
      <text:p text:style-name="Standard"><text:s text:c="12"/>btn.innerHTML = '🔄 Syncing...';</text:p>
      <text:p text:style-name="Standard"><text:s text:c="12"/>btn.disabled = true;</text:p>
      <text:p text:style-name="Standard"><text:s text:c="12"/></text:p>
      <text:p text:style-name="Standard"><text:s text:c="12"/>setTimeout(() =&gt; {</text:p>
      <text:p text:style-name="Standard"><text:s text:c="16"/>btn.innerHTML = '✅ Sync Complete';</text:p>
      <text:p text:style-name="Standard"><text:s text:c="16"/>setTimeout(() =&gt; {</text:p>
      <text:p text:style-name="Standard"><text:s text:c="20"/>btn.innerHTML = '🔄 Sync All Platforms';</text:p>
      <text:p text:style-name="Standard"><text:s text:c="20"/>btn.disabled = false;</text:p>
      <text:p text:style-name="Standard"><text:s text:c="16"/>}, 1000);</text:p>
      <text:p text:style-name="Standard"><text:s text:c="12"/>}, 3000);</text:p>
      <text:p text:style-name="Standard"><text:s text:c="8"/>}</text:p>
      <text:p text:style-name="Standard"/>
      <text:p text:style-name="Standard"><text:s text:c="8"/>// Add new platform</text:p>
      <text:p text:style-name="Standard"><text:s text:c="8"/>function addNewPlatform() {</text:p>
      <text:p text:style-name="Standard"><text:s text:c="12"/>const platforms = ['Facebook Shop', 'Instagram', 'Google Shopping', 'Target Plus', 'Reverb', 'Faire'];</text:p>
      <text:p text:style-name="Standard"><text:s text:c="12"/>const randomPlatform = platforms[Math.floor(Math.random() * platforms.length)];</text:p>
      <text:p text:style-name="Standard"><text:s text:c="12"/></text:p>
      <text:p text:style-name="Standard"><text:s text:c="12"/>alert(`🚀 Adding ${randomPlatform}...\n\nAvailable integrations:\n• Facebook Shop\n• Instagram Shopping\n• Google Shopping\n• Target Plus\n• Reverb\n• Faire\n\nContact support for custom integrations!`);</text:p>
      <text:p text:style-name="Standard"><text:s text:c="8"/>}</text:p>
      <text:p text:style-name="Standard"/>
      <text:p text:style-name="Standard"><text:s text:c="8"/>// Update stats</text:p>
      <text:p text:style-name="Standard"><text:soft-page-break/><text:s text:c="8"/>function updateStats() {</text:p>
      <text:p text:style-name="Standard"><text:s text:c="12"/>const stats = document.querySelectorAll('.stat-card h3');</text:p>
      <text:p text:style-name="Standard"><text:s text:c="12"/>stats[2].textContent = parseInt(stats[2].textContent) + 1;</text:p>
      <text:p text:style-name="Standard"><text:s text:c="8"/>}</text:p>
      <text:p text:style-name="Standard"/>
      <text:p text:style-name="Standard"><text:s text:c="8"/>// Auto-refresh simulation</text:p>
      <text:p text:style-name="Standard"><text:s text:c="8"/>setInterval(() =&gt; {</text:p>
      <text:p text:style-name="Standard"><text:s text:c="12"/>const syncStatus = document.querySelector('.sync-status small');</text:p>
      <text:p text:style-name="Standard"><text:s text:c="12"/>const now = new Date();</text:p>
      <text:p text:style-name="Standard"><text:s text:c="12"/>const minutes = Math.floor(Math.random() * 10) + 1;</text:p>
      <text:p text:style-name="Standard"><text:s text:c="12"/>syncStatus.textContent = `Last sync: ${minutes} minutes ago`;</text:p>
      <text:p text:style-name="Standard"><text:s text:c="8"/>}, 60000);</text:p>
      <text:p text:style-name="Standard"/>
      <text:p text:style-name="Standard"><text:s text:c="8"/>// Welcome message</text:p>
      <text:p text:style-name="Standard"><text:s text:c="8"/>setTimeout(() =&gt; {</text:p>
      <text:p text:style-name="Standard"><text:s text:c="12"/>console.log('🚀 Triple-SSS Platform Loaded Successfully!');</text:p>
      <text:p text:style-name="Standard"><text:s text:c="12"/>console.log('💡 Features:');</text:p>
      <text:p text:style-name="Standard"><text:s text:c="12"/>console.log('• Multi-channel inventory sync');</text:p>
      <text:p text:style-name="Standard"><text:s text:c="12"/>console.log('• Unified order management');</text:p>
      <text:p text:style-name="Standard"><text:s text:c="12"/>console.log('• Real-time analytics');</text:p>
      <text:p text:style-name="Standard"><text:s text:c="12"/>console.log('• Automated pricing');</text:p>
      <text:p text:style-name="Standard"><text:s text:c="12"/>console.log('• Bulk listing management');</text:p>
      <text:p text:style-name="Standard"><text:s text:c="8"/>}, 1000);</text:p>
      <text:p text:style-name="Standard"><text:s text:c="4"/>&lt;/script&gt;</text:p>
      <text:p text:style-name="Standard">&lt;/body&gt;</text:p>
      <text:p text:style-name="Standard">&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8:58:20.722487866</meta:creation-date>
    <dc:date>2025-07-08T09:28:37.991111265</dc:date>
    <meta:editing-duration>PT30M19S</meta:editing-duration>
    <meta:editing-cycles>3</meta:editing-cycles>
    <meta:generator>LibreOffice/24.2.7.2$Linux_X86_64 LibreOffice_project/420$Build-2</meta:generator>
    <meta:document-statistic meta:table-count="0" meta:image-count="0" meta:object-count="0" meta:page-count="12" meta:paragraph-count="503" meta:word-count="1433" meta:character-count="17743" meta:non-whitespace-character-count="10874"/>
  </office:meta>
</office:document-meta>
</file>